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13 10:51   |   <text:a xlink:type="simple" xlink:href="http://palinfo.habago.org/Entry?Command=Information_PrintForum&amp;iPage=3#FORUM37776"><text:span text:style-name="T1">#</text:span></text:a></text:p>
      <text:p text:style-name="P2">卡韓政變 (141)：CIA 的人肉炸彈 <text:line-break/><text:line-break/>陳真 2019. 08. 13. <text:line-break/><text:line-break/><text:line-break/>我一直在找這本書： <text:line-break/><text:line-break/>https://amzn.to/2iWl3lx <text:line-break/><text:line-break/>作者是德國最大媒體之一法蘭克福匯報的著名記者，同時也是一位學者、教授，研究外交政策，曾在美國加洲大學任教及擔任一些機構的研究員，名叫 Udo Ulfkotte；長年接受CIA指令，報導各種假新聞。 <text:line-break/><text:line-break/>2012年左右，因為美國透過製造各種假新聞，藉以在利比亞與敘利亞等國家發動內亂與戰爭，就跟史諾登一樣，他決定挺身而出，曝露自己與德國媒體長年以來如何被 CIA所賄賂與操控。他說，德國只是美國的一個殖民地，整個媒體就掌控在 CIA 手裏。 <text:line-break/><text:line-break/>底下是2014年10月18日他接受 RT (今日俄羅斯) 的專訪： <text:line-break/><text:line-break/>https://www.youtube.com/watch?v=T9IwKrgLVY0 <text:line-break/><text:line-break/>懇請各位務必一看。有中文字幕。裏頭也有提到台灣。 <text:line-break/><text:line-break/>Udo Ulfkotte 在 2014年用德文寫了一本書，詳細揭露 CIA 如何操控媒體。2017年，發行英文版，就是這一本： <text:line-break/><text:line-break/>https://amzn.to/2iWl3lx <text:line-break/><text:line-break/>但是 CIA 阻止了英文版的發行，連出版商都不知下落。這書之英文版到底有沒有上市，看起來像個謎。我找遍許多圖書館，包括劍橋圖書館、大英圖書館也找不到。AMAZON有賣二手書，但我很懷疑，因為居然叫價九百多美元。台灣幾個拍賣網站也找不到，寫著 "售完"。如果有誰知道哪裏可以買到英文版，煩請告知；我指的是正常價格，不是喊價三萬多元。 <text:line-break/><text:line-break/>這位作者 Udo Ulfkotte 說他存心就是不要命了，但他不怕，因為他沒有小孩，也沒有會遭到CIA報復的家人。英文版 "疑似" 出版之前，他就 "被心臟病" 死掉了，朋友與同事們指出，許多證據指向謀殺。 <text:line-break/><text:line-break/>面對香港、台灣的動亂，我總是感到很沮喪，為什麼這個世界是這樣？就像被撒旦所控制，而我們卻幾乎沒有絲毫反抗能力，只能任由美國這個邪惡撒旦在全世界各地興風作浪；而且養了一堆走狗，任其喪心病狂地胡作非為，而我們卻只能跟走狗鬥，甚至只能跟那些給走狗當走狗的走狗鬥。 <text:line-break/><text:line-break/>Udo Ulfkotte 說，英國和德國事實上都是美國的殖民地。你可想而知，台灣又是什麼樣的一種更為低賤的地位了。事實上，台灣也好，香港也罷，純粹就是美國用來打擊祖國的人肉炸彈，連殖民地都稱不上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